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HAM-0181</text:p>
          </table:table-cell>
          <table:table-cell office:value-type="string" calcext:value-type="string">
            <text:p>2024-12-10 1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4216" calcext:value-type="float">
            <text:p>7.82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181</text:p>
          </table:table-cell>
          <table:table-cell office:value-type="string" calcext:value-type="string">
            <text:p>2021-12-03 15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2936" calcext:value-type="float">
            <text:p>9.01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181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112" calcext:value-type="float">
            <text:p>8.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181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8976" calcext:value-type="float">
            <text:p>7.80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181</text:p>
          </table:table-cell>
          <table:table-cell office:value-type="string" calcext:value-type="string">
            <text:p>200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412" calcext:value-type="float">
            <text:p>6.29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181</text:p>
          </table:table-cell>
          <table:table-cell office:value-type="string" calcext:value-type="string">
            <text:p>198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2528" calcext:value-type="float">
            <text:p>7.27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78" meta:object-count="0"/>
    <meta:user-defined meta:name="AppVersion">3.0</meta:user-defined>
  </office:meta>
</office:document-meta>
</file>